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508d" officeooo:paragraph-rsid="0019508d"/>
    </style:style>
    <style:style style:name="P2" style:family="paragraph" style:parent-style-name="Standard">
      <style:text-properties fo:color="#0000ff" fo:font-weight="bold" officeooo:rsid="0019508d" officeooo:paragraph-rsid="0019508d" style:font-weight-asian="bold" style:font-weight-complex="bold"/>
    </style:style>
    <style:style style:name="P3" style:family="paragraph" style:parent-style-name="Standard">
      <style:text-properties fo:color="#0000ff" fo:font-weight="bold" officeooo:rsid="0019508d" officeooo:paragraph-rsid="001a7b96" style:font-weight-asian="bold" style:font-weight-complex="bold"/>
    </style:style>
    <style:style style:name="P4" style:family="paragraph" style:parent-style-name="Standard">
      <style:text-properties fo:color="#0000ff" fo:font-weight="bold" officeooo:rsid="001a7b96" officeooo:paragraph-rsid="001a7b96" style:font-weight-asian="bold" style:font-weight-complex="bold"/>
    </style:style>
    <style:style style:name="P5" style:family="paragraph" style:parent-style-name="Standard">
      <style:text-properties fo:color="#ff3333" fo:font-weight="bold" officeooo:rsid="0019508d" officeooo:paragraph-rsid="0019508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3333" fo:font-weight="bold" officeooo:rsid="0019508d" officeooo:paragraph-rsid="0019508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3333" fo:font-size="18pt" fo:font-weight="bold" officeooo:rsid="0019508d" officeooo:paragraph-rsid="001dfc72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3333" fo:font-size="13pt" fo:font-weight="bold" officeooo:rsid="001dfc72" officeooo:paragraph-rsid="001dfc72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000000" fo:font-weight="bold" officeooo:rsid="001a7b96" officeooo:paragraph-rsid="001a7b96" style:font-weight-asian="bold" style:font-weight-complex="bold"/>
    </style:style>
    <style:style style:name="P10" style:family="paragraph" style:parent-style-name="Standard">
      <style:text-properties fo:color="#000000" fo:font-weight="bold" officeooo:rsid="001c42c4" officeooo:paragraph-rsid="001c42c4" style:font-weight-asian="bold" style:font-weight-complex="bold"/>
    </style:style>
    <style:style style:name="P11" style:family="paragraph" style:parent-style-name="Standard">
      <style:text-properties fo:color="#000000" fo:font-weight="bold" officeooo:rsid="001dfc72" officeooo:paragraph-rsid="001dfc72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ff3333" officeooo:rsid="001a7b96"/>
    </style:style>
    <style:style style:name="T7" style:family="text">
      <style:text-properties officeooo:rsid="001a7b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/>SERVER ADMIN TOOLS </text:span></text:p>
      <text:p text:style-name="P7"/>
      <text:p text:style-name="P8">Author <text:s/>: KAPAKAYALA <text:s/>ANJI BABU </text:p>
      <text:p text:style-name="P8"><text:tab/> <text:s text:c="17"/>Dept. of Chemistry,</text:p>
      <text:p text:style-name="P8"><text:tab/><text:tab/><text:tab/>IIT Kanpur.</text:p>
      <text:p text:style-name="P7"/>
      <text:p text:style-name="P7"><text:span text:style-name="T1"/></text:p>
      <text:p text:style-name="P6"/>
      <text:p text:style-name="P5">sh server_admin.sh</text:p>
      <text:p text:style-name="P1"/>
      <text:p text:style-name="P1">-------------------------------------------------------------------------------------------</text:p>
      <text:p text:style-name="P1"><text:s text:c="30"/><text:span text:style-name="T2"><text:s text:c="3"/>SERVER ADMIN TOOLS <text:s text:c="5"/></text:span><text:s text:c="12"/></text:p>
      <text:p text:style-name="P1"><text:span text:style-name="T3"><text:s text:c="2"/>[K.ANJI BABU ] <text:s/></text:span><text:s text:c="18"/><text:span text:style-name="T2"><text:s/>Main Menu</text:span> <text:s text:c="9"/><text:span text:style-name="T3"><text:s/>[ 05/22/18 10:46:54 AM ] </text:span><text:s text:c="3"/></text:p>
      <text:p text:style-name="P1">-------------------------------------------------------------------------------------------</text:p>
      <text:p text:style-name="P1">1. System Info. <text:s text:c="28"/>11. Add User <text:s text:c="23"/>( <text:span text:style-name="T5"><text:s/>root only </text:span>)</text:p>
      <text:p text:style-name="P1">2. Network Info. <text:s text:c="26"/>12. Delete User <text:s text:c="19"/>( <text:s/><text:span text:style-name="T5">root only</text:span> )</text:p>
      <text:p text:style-name="P1">3. Send Mail <text:s text:c="32"/>13. Shutdown Server <text:s text:c="11"/>( <text:s/><text:span text:style-name="T5">root only</text:span> )</text:p>
      <text:p text:style-name="P1">4. Send SMS <text:s text:c="32"/>14. Check Users /Home Space( <text:s/><text:span text:style-name="T5">root only</text:span> )</text:p>
      <text:p text:style-name="P1">5. Server Status <text:s text:c="28"/>15. Clean /tmp &amp; /swap <text:s text:c="6"/>( <text:span text:style-name="T5"><text:s/>root only </text:span>)</text:p>
      <text:p text:style-name="P1">6. Compress file/folder <text:s text:c="16"/>16. Node Status </text:p>
      <text:p text:style-name="P1">7. Decompress Folder <text:s text:c="18"/>17. Encrypt/Decrypt File <text:s text:c="3"/>( <text:span text:style-name="T5"><text:s/>Protect file </text:span>)</text:p>
      <text:p text:style-name="P1">8. Make Passwordless Login <text:s text:c="7"/>18. Author Details</text:p>
      <text:p text:style-name="P1">9. Make Secure zip ( Protected ) <text:s/>19. Help</text:p>
      <text:p text:style-name="P1">10.PBS sample script <text:s text:c="19"/>20. <text:span text:style-name="T5">Exit </text:span></text:p>
      <text:p text:style-name="P1">-------------------------------------------------------------------------------------------</text:p>
      <text:p text:style-name="P1"/>
      <text:p text:style-name="P2"><text:s text:c="3"/>Choose Number between [1-20] : </text:p>
      <text:p text:style-name="P2"/>
      <text:p text:style-name="P2"/>
      <text:p text:style-name="P3">1. <text:s/><text:span text:style-name="T6">SYSTEM INFORMATION </text:span></text:p>
      <text:p text:style-name="P3"/>
      <text:p text:style-name="P3"/>
      <text:p text:style-name="P3"><text:span text:style-name="T7"><text:s/>============================================================== <text:s text:c="66"/></text:span></text:p>
      <text:p text:style-name="P3"><text:tab/><text:tab/><text:tab/><text:span text:style-name="T6">SYSTEM INFORMATION </text:span></text:p>
      <text:p text:style-name="P4"><text:s/>================================================================</text:p>
      <text:p text:style-name="P4"><text:s/>1.Show IP <text:s text:c="40"/>6. Disk Space </text:p>
      <text:p text:style-name="P4"><text:s/>2.OS Info. <text:s text:c="40"/>7. Free Memory</text:p>
      <text:p text:style-name="P4"><text:s/>3.HostName Info. <text:s text:c="27"/>8. Currently Loggedin Users <text:s/></text:p>
      <text:p text:style-name="P4"><text:s/>4.Hardware Info.(lscpu) <text:s text:c="16"/>9. Top 5 Memory Consuming Processes</text:p>
      <text:p text:style-name="P4"><text:s/>5.Last Loggin Users <text:s text:c="22"/>10.System Uptime </text:p>
      <text:p text:style-name="P4"><text:s text:c="2"/>11. Back to Main Menu <text:s text:c="16"/></text:p>
      <text:p text:style-name="P4"/>
      <text:p text:style-name="P4"><text:s/>=================================================================</text:p>
      <text:p text:style-name="P4"/>
      <text:p text:style-name="P4"><text:s text:c="3"/>Choose option [ 1-10 ] :</text:p>
      <text:p text:style-name="P4"/>
      <text:p text:style-name="P4"><text:soft-page-break/>1.<text:span text:style-name="T4"> Show IP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 <text:s/><text:span text:style-name="T4">Network Information </text:span></text:p>
      <text:p text:style-name="P9"><text:s/>--------------------------------- </text:p>
      <text:p text:style-name="P9"><text:s text:c="8"/>Network Information <text:s/></text:p>
      <text:p text:style-name="P9"><text:s/>--------------------------------- </text:p>
      <text:p text:style-name="P9"/>
      <text:p text:style-name="P9"><text:s/>Internet <text:s text:c="5"/>: <text:s text:c="2"/><text:span text:style-name="T4">Connected</text:span> </text:p>
      <text:p text:style-name="P9"><text:s/>IP Address <text:s/>: 172.26.30.147 </text:p>
      <text:p text:style-name="P9"><text:s/>Username <text:s text:c="3"/>: gshalini </text:p>
      <text:p text:style-name="P9"><text:s/>Host <text:s text:c="12"/>: nnlab </text:p>
      <text:p text:style-name="P9"><text:s/>Domine <text:s text:c="7"/>: chm.iitk.ac.in </text:p>
      <text:p text:style-name="P9"><text:s/>Gateway <text:s text:c="4"/>: 172.26.31.255 </text:p>
      <text:p text:style-name="P9"><text:s/>Subnet Mask : 255.255.252.0 </text:p>
      <text:p text:style-name="P9"><text:s/>DNS 1 <text:s text:c="6"/>: 172.31.1.1 </text:p>
      <text:p text:style-name="P9"><text:s/>DNS 2 <text:s text:c="6"/>: 172.31.1.130 </text:p>
      <text:p text:style-name="P9"><text:s/>--------------------------------- </text:p>
      <text:p text:style-name="P9"><text:s text:c="2"/>Press [Enter] key to continue... </text:p>
      <text:p text:style-name="P9"/>
      <text:p text:style-name="P9"/>
      <text:p text:style-name="P10">3. <text:s/><text:span text:style-name="T4">Send Mail :</text:span></text:p>
      <text:p text:style-name="P10">---------------------------------------------------------------</text:p>
      <text:p text:style-name="P10"><text:s text:c="17"/>Could not found the Mutt Package.</text:p>
      <text:p text:style-name="P10"><text:s text:c="13"/>Install Mutt Package to use this option. <text:s text:c="17"/></text:p>
      <text:p text:style-name="P10">---------------------------------------------------------------</text:p>
      <text:p text:style-name="P10"><text:s text:c="2"/>Press [Enter] key to continue... </text:p>
      <text:p text:style-name="P10"/>
      <text:p text:style-name="P10">4. <text:span text:style-name="T4">Send SMS</text:span></text:p>
      <text:p text:style-name="P10"/>
      <text:p text:style-name="P10"/>
      <text:p text:style-name="P10"/>
      <text:p text:style-name="P10"><text:span text:style-name="T4">5. <text:s/>Server Status </text:span></text:p>
      <text:p text:style-name="P10">---------------------------------------------------------------</text:p>
      <text:p text:style-name="P10"><text:s text:c="17"/>Server Status <text:s text:c="18"/></text:p>
      <text:p text:style-name="P10">---------------------------------------------------------------</text:p>
      <text:p text:style-name="P10"/>
      <text:p text:style-name="P10"><text:s text:c="2"/>Eneter Server IP : 172.26.30.147</text:p>
      <text:p text:style-name="P10"/>
      <text:p text:style-name="P10"><text:s text:c="2"/>Server is up! </text:p>
      <text:p text:style-name="P10"/>
      <text:p text:style-name="P10"><text:soft-page-break/>---------------------------------------------------------------</text:p>
      <text:p text:style-name="P10"><text:s text:c="2"/>Press [Enter] key to continue... </text:p>
      <text:p text:style-name="P10"/>
      <text:p text:style-name="P10">6.</text:p>
      <text:p text:style-name="P10">7.</text:p>
      <text:p text:style-name="P10">8. <text:span text:style-name="T4">Make Password less login to servers</text:span></text:p>
      <text:p text:style-name="P10"/>
      <text:p text:style-name="P10"><text:s/>============================================================</text:p>
      <text:p text:style-name="P10"><text:s text:c="10"/>Create Password less Login for Remote Server </text:p>
      <text:p text:style-name="P10"><text:s text:c="3"/>============================================================</text:p>
      <text:p text:style-name="P10"/>
      <text:p text:style-name="P10"><text:s text:c="4"/>Eneter remote server username : </text:p>
      <text:p text:style-name="P10"/>
      <text:p text:style-name="P10">9.</text:p>
      <text:p text:style-name="P10">10.</text:p>
      <text:p text:style-name="P10"><text:s text:c="33"/></text:p>
      <text:p text:style-name="P10"><text:s text:c="32"/>#=========================================================== <text:s text:c="82"/># <text:s text:c="34"/>PBS Script to Submit Job <text:s text:c="53"/># <text:s text:c="76"/>#===========================================================</text:p>
      <text:p text:style-name="P10"><text:s text:c="87"/># <text:s text:c="6"/>#!/bin/bash <text:s text:c="150"/># <text:s text:c="6"/>#PBS -N job-title <text:s text:c="61"/>#</text:p>
      <text:p text:style-name="P10"><text:s text:c="86"/># <text:s text:c="6"/>#PBS -q work <text:s text:c="66"/>#</text:p>
      <text:p text:style-name="P10"><text:s text:c="86"/># <text:s text:c="6"/>#PBS -l nodes=1:ppn=16 <text:s text:c="56"/>#</text:p>
      <text:p text:style-name="P10"><text:s text:c="86"/># <text:s text:c="6"/>#PBS -j oe <text:s text:c="68"/>#</text:p>
      <text:p text:style-name="P10"><text:s text:c="86"/># <text:s text:c="6"/>export I_MPI_FABRICS=shm:tmi <text:s text:c="50"/>#</text:p>
      <text:p text:style-name="P10"><text:s text:c="86"/># <text:s text:c="6"/>export I_MPI_DEVICE=rdma:OpenIB-cma <text:s text:c="43"/>#</text:p>
      <text:p text:style-name="P10"><text:s text:c="86"/># <text:s text:c="6"/>cd $PBS_O_WORKDIR <text:s text:c="61"/>#</text:p>
      <text:p text:style-name="P10"><text:s text:c="86"/># <text:s text:c="6"/>export F_UFMTENDIAN=big <text:s text:c="55"/>#</text:p>
      <text:p text:style-name="P10"><text:s text:c="86"/># <text:s text:c="6"/>cat $PBS_NODEFILE &gt; pbs_nodes <text:s text:c="49"/>#</text:p>
      <text:p text:style-name="P10"><text:s text:c="86"/># <text:s text:c="6"/>export I_MPI_MPD_TMPDIR=/tmp <text:s text:c="50"/># </text:p>
      <text:p text:style-name="P10"><text:s text:c="86"/># <text:s text:c="6"/>MYNP=8 <text:s text:c="72"/>#</text:p>
      <text:p text:style-name="P10"><text:s text:c="86"/># <text:s text:c="85"/>#</text:p>
      <text:p text:style-name="P10"><text:s text:c="86"/># <text:s text:c="6"/># Your Executable path should be here. <text:s text:c="40"/>#</text:p>
      <text:p text:style-name="P10"><text:s text:c="86"/># <text:s text:c="85"/>#</text:p>
      <text:p text:style-name="P10"><text:s text:c="86"/># <text:s text:c="6"/># Example : For GROMACS Users : <text:s text:c="47"/><text:soft-page-break/>#</text:p>
      <text:p text:style-name="P10"><text:s text:c="86"/># <text:s text:c="85"/>#</text:p>
      <text:p text:style-name="P10"><text:s text:c="86"/># <text:s text:c="6"/>gmx_mpi grompp -f nvt.mdp -c topol.gro -ptopol.top <text:s/>-o nvt.tpr <text:s text:c="16"/>#</text:p>
      <text:p text:style-name="P10"><text:s text:c="86"/># <text:s text:c="6"/>mpirun -machinefile $PBS_NODEFILE -np $MYNP <text:s/>gmx_mpi mdrun -plumed plumed.dat <text:s/>#</text:p>
      <text:p text:style-name="P10"><text:s text:c="86"/># <text:s text:c="7"/>-v -deffnm nvt -ntomp 16 <text:s text:c="53"/># </text:p>
      <text:p text:style-name="P10"><text:s text:c="86"/># <text:s text:c="85"/>#</text:p>
      <text:p text:style-name="P10"><text:s text:c="86"/>#======================================================================================#</text:p>
      <text:p text:style-name="P10"><text:s text:c="86"/># <text:s text:c="12"/>Written By ANJI BABU KAPAKAYALA <text:s text:c="41"/>#</text:p>
      <text:p text:style-name="P10"><text:s text:c="86"/>#======================================================================================#</text:p>
      <text:p text:style-name="P10"><text:s text:c="2"/>Do you like to Save Script <text:s/>[y/n] : n</text:p>
      <text:p text:style-name="P10"/>
      <text:p text:style-name="P10"><text:s text:c="2"/>Thank you . Bye . </text:p>
      <text:p text:style-name="P10"/>
      <text:p text:style-name="P10"><text:s text:c="2"/>Press [Enter] key to continue... </text:p>
      <text:p text:style-name="P10"/>
      <text:p text:style-name="P11">11. <text:span text:style-name="T4">Add User :</text:span></text:p>
      <text:p text:style-name="P11">=========================================</text:p>
      <text:p text:style-name="P11"><text:s text:c="12"/>Access denied . </text:p>
      <text:p text:style-name="P11"><text:s/>Only root may add a user to the system </text:p>
      <text:p text:style-name="P11">=========================================</text:p>
      <text:p text:style-name="P11"><text:s text:c="2"/>Press [Enter] key to continue...</text:p>
      <text:p text:style-name="P11"/>
      <text:p text:style-name="P11">12. <text:span text:style-name="T4">Delete User :</text:span></text:p>
      <text:p text:style-name="P11"/>
      <text:p text:style-name="P11"><text:span text:style-name="T4">=========================================</text:span></text:p>
      <text:p text:style-name="P11"><text:span text:style-name="T4"><text:s text:c="9"/>Accedd Denied ..!</text:span></text:p>
      <text:p text:style-name="P11"><text:span text:style-name="T4"><text:s/>Only root can delete a user <text:s text:c="5"/></text:span></text:p>
      <text:p text:style-name="P11"><text:span text:style-name="T4">=========================================</text:span></text:p>
      <text:p text:style-name="P11"><text:span text:style-name="T4"><text:s text:c="2"/>Press [Enter] key to continue... </text:span></text:p>
      <text:p text:style-name="P11"/>
      <text:p text:style-name="P11"><text:span text:style-name="T4">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48:40.663849446</meta:creation-date>
    <dc:date>2018-05-22T11:10:52.790968178</dc:date>
    <meta:editing-duration>PT22M11S</meta:editing-duration>
    <meta:editing-cycles>4</meta:editing-cycles>
    <meta:generator>LibreOffice/4.3.2.2.0$Linux_X86_64 LibreOffice_project/430m0$Build-2</meta:generator>
    <meta:document-statistic meta:table-count="0" meta:image-count="0" meta:object-count="0" meta:page-count="4" meta:paragraph-count="114" meta:word-count="481" meta:character-count="8519" meta:non-whitespace-character-count="3529"/>
  </office:meta>
</office:document-meta>
</file>